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pl" fo:country="PL"/>
    </style:style>
    <style:style style:name="P2" style:parent-style-name="Normal" style:family="paragraph">
      <style:text-properties fo:language="pl" fo:country="PL"/>
    </style:style>
    <style:style style:name="P3" style:parent-style-name="Heading2" style:family="paragraph">
      <style:text-properties fo:language="pl" fo:country="PL"/>
    </style:style>
    <style:style style:name="P4" style:parent-style-name="Normal" style:family="paragraph">
      <style:text-properties fo:language="pl" fo:country="PL"/>
    </style:style>
    <style:style style:name="T5" style:parent-style-name="Hyperlink" style:family="text">
      <style:text-properties fo:language="pl" fo:country="PL"/>
    </style:style>
    <style:style style:name="T6" style:parent-style-name="Hyperlink" style:family="text">
      <style:text-properties fo:language="pl" fo:country="PL"/>
    </style:style>
    <style:style style:name="T7" style:parent-style-name="Hyperlink" style:family="text">
      <style:text-properties fo:language="pl" fo:country="PL"/>
    </style:style>
    <style:style style:name="T8" style:parent-style-name="DefaultParagraphFont" style:family="text">
      <style:text-properties fo:language="pl" fo:country="PL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language="pl" fo:country="PL"/>
    </style:style>
    <style:style style:name="P12" style:parent-style-name="Normal" style:family="paragraph">
      <style:text-properties fo:language="pl" fo:country="PL"/>
    </style:style>
    <style:style style:name="T13" style:parent-style-name="Hyperlink" style:family="text">
      <style:text-properties fo:language="pl" fo:country="PL"/>
    </style:style>
    <style:style style:name="P14" style:parent-style-name="Normal" style:family="paragraph">
      <style:text-properties fo:language="pl" fo:country="PL"/>
    </style:style>
    <style:style style:name="P15" style:parent-style-name="Normal" style:family="paragraph">
      <style:text-properties fo:language="pl" fo:country="PL"/>
    </style:style>
    <style:style style:name="P16" style:parent-style-name="Heading2" style:family="paragraph">
      <style:text-properties fo:language="pl" fo:country="PL"/>
    </style:style>
    <style:style style:name="P17" style:parent-style-name="Normal" style:family="paragraph">
      <style:text-properties fo:language="pl" fo:country="PL"/>
    </style:style>
    <style:style style:name="P18" style:parent-style-name="NoSpacing" style:family="paragraph">
      <style:text-properties fo:language="pl" fo:country="PL"/>
    </style:style>
    <style:style style:name="P19" style:parent-style-name="Normal" style:family="paragraph">
      <style:text-properties fo:language="pl" fo:country="PL"/>
    </style:style>
    <style:style style:name="P20" style:parent-style-name="Normal" style:family="paragraph">
      <style:text-properties fo:language="pl" fo:country="PL"/>
    </style:style>
    <style:style style:name="P21" style:parent-style-name="Normal" style:family="paragraph">
      <style:text-properties fo:language="pl" fo:country="PL"/>
    </style:style>
    <style:style style:name="P22" style:parent-style-name="Heading2" style:family="paragraph">
      <style:text-properties fo:language="pl" fo:country="PL"/>
    </style:style>
    <style:style style:name="P23" style:parent-style-name="Normal" style:family="paragraph">
      <style:text-properties fo:language="pl" fo:country="PL"/>
    </style:style>
    <style:style style:name="P24" style:parent-style-name="Normal" style:family="paragraph">
      <style:text-properties fo:language="pl" fo:country="PL"/>
    </style:style>
    <style:style style:name="P25" style:parent-style-name="Normal" style:family="paragraph">
      <style:text-properties fo:language="pl" fo:country="PL"/>
    </style:style>
    <style:style style:name="P26" style:parent-style-name="Heading2" style:family="paragraph">
      <style:text-properties fo:language="pl" fo:country="PL"/>
    </style:style>
    <style:style style:name="P27" style:parent-style-name="Normal" style:family="paragraph">
      <style:text-properties fo:language="pl" fo:country="PL"/>
    </style:style>
    <style:style style:name="P28" style:parent-style-name="Heading4" style:family="paragraph">
      <style:text-properties fo:language="pl" fo:country="PL"/>
    </style:style>
    <style:style style:name="P29" style:parent-style-name="Normal" style:family="paragraph">
      <style:text-properties fo:language="pl" fo:country="PL"/>
    </style:style>
    <style:style style:name="T30" style:parent-style-name="DefaultParagraphFont" style:family="text">
      <style:text-properties fo:language="pl" fo:country="PL"/>
    </style:style>
    <style:style style:name="T31" style:parent-style-name="DefaultParagraphFont" style:family="text">
      <style:text-properties fo:language="pl" fo:country="PL"/>
    </style:style>
    <style:style style:name="P32" style:parent-style-name="Normal" style:family="paragraph">
      <style:text-properties fo:language="pl" fo:country="PL"/>
    </style:style>
    <style:style style:name="P33" style:parent-style-name="Normal" style:family="paragraph">
      <style:text-properties fo:language="pl" fo:country="PL"/>
    </style:style>
    <style:style style:name="P34" style:parent-style-name="Normal" style:family="paragraph">
      <style:text-properties fo:language="pl" fo:country="PL"/>
    </style:style>
    <style:style style:name="P35" style:parent-style-name="Normal" style:family="paragraph">
      <style:text-properties fo:language="pl" fo:country="PL"/>
    </style:style>
  </office:automatic-styles>
  <office:body>
    <office:text text:use-soft-page-breaks="true">
      <text:h text:style-name="P1" text:outline-level="1">Słowo kluczowe this w JavieScript</text:h>
      <text:p text:style-name="P2">Słowo this to specjalne słowo kluczowe, które jest automatycznie definiowane w zakresie każdej funkcji. Jednak to, do czego się ono odwołuje, może<text:s/>sprawiać trudności nawet najbardziej doświadczonym programistom JavaScript.</text:p>
      <text:h text:style-name="P3" text:outline-level="2">Dlaczego this?</text:h>
      <text:p text:style-name="P4">Poniższy kod ilustruje motywację stojącą za utworzeniem mechanizmu this:</text:p>
      <text:p text:style-name="Normal"><text:a xlink:href="https://github.com/marcocollander/javascript-exercises/blob/main/this/thisone.js" office:target-frame-name="_top" xlink:show="replace"><text:span text:style-name="T5">https://github.com/marcocol</text:span><text:bookmark-start text:name="_Hlt58570183"/><text:bookmark-start text:name="_Hlt58570184"/><text:span text:style-name="T6">l</text:span><text:bookmark-end text:name="_Hlt58570183"/><text:bookmark-end text:name="_Hlt58570184"/><text:span text:style-name="T7">ander/javascript-exercises/blob/main/this/thisone.js</text:span></text:a></text:p>
      <text:p text:style-name="Normal"><text:span text:style-name="T8">W powyższym fragmencie kodu funkcje identify () i speak () mogą być wielokrotnie użyte względem wielu obiektów<text:s/></text:span><text:span text:style-name="T9">kontekstu ( me i you ).</text:span><text:span text:style-name="T10"><text:s/>Dzięki temu eliminujemy koniecznoś</text:span><text:span text:style-name="T11">ć przygotowania oddzielnych wersji funkcji dla każdego obiektu.</text:span></text:p>
      <text:p text:style-name="P12">Zamiast opierać się na słowie kluczowym this, równie dobrze można by wyraźnie przekazywać obiekt kontekstu w wywołaniach funkcji identify () i speak ():</text:p>
      <text:p text:style-name="Normal"><text:a xlink:href="https://github.com/marcocollander/javascript-exercises/blob/main/this/thistwo.js" office:target-frame-name="_top" xlink:show="replace"><text:span text:style-name="T13">https://github.com/marcocollander/javascript-exercises/blob/main/this/thistwo.js</text:span></text:a></text:p>
      <text:p text:style-name="P14">Jednak mechanizm this zapewnia znacznie bardziej elegancki sposób niejawnego przekazywania odwołania do obiektu, więc efektem jest bardziej przejrzysty projekt API oraz łatwiejsza możliwość wielokrotnego użycia.</text:p>
      <text:p text:style-name="P15">Im bardziej skomplikowany wzorzec użycia, tym wyraźniej można dostrzec, że przekazanie kontekstu w postaci jawnie podanego parametru najczęściej oznacza znacznie większy bałagan niż przekazanie kontekstu this</text:p>
      <text:h text:style-name="P16" text:outline-level="2">Zamieszanie</text:h>
      <text:p text:style-name="P17">Nazwa this [1] może wywoływać pewne zamieszanie, gdy programista zbyt dosłownie próbuje potraktować jej znaczenie. Najczęściej są przyjmowane dwa założenia, przy czym oba są nieprawidłowe.</text:p>
      <text:p text:style-name="P18">Odniesienie do siebie</text:p>
      <text:p text:style-name="P19">Pierwsze zakłada, że this odwołuje się do samej funkcji i że ona jako obiekt pozwala na przechowanie informacji o stanie między wywołaniami funkcji.</text:p>
      <text:p text:style-name="P20">Poniższy kod pokazuje, że this nie pozwala na pobranie odniesienia do samej siebie, jak można by zakładać. Próbuje on określić liczbę wywołań funkcji foo():</text:p>
      <text:p text:style-name="P21"/>
      <text:h text:style-name="P22" text:outline-level="2">Źródło wywołania funkcji</text:h>
      <text:p text:style-name="P23"/>
      <text:p text:style-name="P24"/>
      <text:p text:style-name="P25">Do zdiagnozowania wiązania this można użyć narzędzi programistycznych (np tych zawartych w przeglądarkach – debuger JS) aby otrzymać stos wywołań. Drugie wywołanie od góry, to będzie rzeczywiste żródło wywołania funkcji.</text:p>
      <text:soft-page-break/>
      <text:h text:style-name="P26" text:outline-level="2">Tylko reguły</text:h>
      <text:p text:style-name="P27">Należy zwrócić uwagę jak żródło wywołania funkcji określa miejsce, do którego odwołuje się this.</text:p>
      <text:h text:style-name="P28" text:outline-level="4">Wiązania domyślne</text:h>
      <text:p text:style-name="P29">Ta reguła <text:s/>ma zastosowanie dla wywołania samodzielnego funkcji. Gdy<text:s/>spojrzymy na ten kod:<text:s/></text:p>
      <text:p text:style-name="Normal"><text:span text:style-name="T30"><text:tab/></text:span>function foo(){</text:p>
      <text:p text:style-name="Normal"><text:tab/><text:tab/>console.log(this.a);</text:p>
      <text:p text:style-name="Normal"><text:s text:c="15"/><text:span text:style-name="T31">}</text:span></text:p>
      <text:p text:style-name="P32"><text:tab/>var a = 2;</text:p>
      <text:p text:style-name="P33"><text:s text:c="15"/>foo(); <text:s/>// 2</text:p>
      <text:p text:style-name="P34">Zmienna (var a = 2) jest zadeklarowana w zakresie globalnym. W trakcie wywłoania funkcji foo() polecenie this.a odwouje się do zmiennej<text:s/>globalnej a. Nastąpiło zastosowanie wiązania domyślnego this, a zatem this odwołuje się do obiektu globalnego.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ubuc, Zenon</meta:initial-creator>
    <dc:creator>Raubuc, Zenon</dc:creator>
    <meta:creation-date>2020-12-11T07:19:00Z</meta:creation-date>
    <dc:date>2020-12-28T01:26:00Z</dc:date>
    <meta:template xlink:href="Normal" xlink:type="simple"/>
    <meta:editing-cycles>6</meta:editing-cycles>
    <meta:editing-duration>PT47160S</meta:editing-duration>
    <meta:document-statistic meta:page-count="2" meta:paragraph-count="5" meta:word-count="407" meta:character-count="2847" meta:row-count="20" meta:non-whitespace-character-count="2445"/>
  </office:meta>
</office:document-meta>
</file>